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LoRa_RevA-91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.a.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12,C25,L1,L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ИНД 0402 6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X1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.8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0 NF X7R 50VD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X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7,C8,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РЕЗ 0402 0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6,C19</text:p>
          </table:table-cell>
          <table:table-cell table:style-name="ce2" office:value-type="string" calcext:value-type="string">
            <text:p>R04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ГПП BB-LoRa1276_Rev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 table:number-columns-spanned="4" table:number-rows-spanned="4">
            <text:p>ГПП Се пачва и се запояват ръчно CX1, LX1 по приложената схема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4"/>
          <table:table-cell table:number-columns-repeated="101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LoRa_RevA-915'.A2:'LoRa_RevA-915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08:06:31.899044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08:39:19.191719290</dc:date>
    <meta:editing-duration>PT49M2S</meta:editing-duration>
    <meta:editing-cycles>6</meta:editing-cycles>
    <meta:generator>LibreOffice/6.0.7.3$Linux_X86_64 LibreOffice_project/00m0$Build-3</meta:generator>
    <meta:document-statistic meta:table-count="1" meta:cell-count="83" meta:object-count="0"/>
  </office:meta>
</office:document-meta>
</file>